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pcount(W)</text:p>
          </table:table-cell>
          <table:table-cell office:value-type="string" calcext:value-type="string">
            <text:p>Opcount(B)</text:p>
          </table:table-cell>
          <table:table-cell table:style-name="Default" office:value-type="string" calcext:value-type="string">
            <text:p>Time(W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0032" calcext:value-type="float">
            <text:p>3.20E-05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24" calcext:value-type="float">
            <text:p>2.40E-05</text:p>
          </table:table-cell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27" calcext:value-type="float">
            <text:p>2.70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00029" calcext:value-type="float">
            <text:p>2.90E-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4:57:14.297396215</meta:creation-date>
    <dc:date>2020-01-20T15:09:19.117974966</dc:date>
    <meta:editing-duration>PT1M44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